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2pt" officeooo:rsid="00097017" officeooo:paragraph-rsid="00097017" style:font-name-asian="Liberation Serif" style:font-size-asian="12pt" style:font-size-complex="12pt"/>
    </style:style>
    <style:style style:name="P2" style:family="paragraph" style:parent-style-name="Standard">
      <style:text-properties style:font-name="Liberation Serif" fo:font-size="12pt" officeooo:rsid="00097017" officeooo:paragraph-rsid="000b7d40" style:font-name-asian="Liberation Serif" style:font-size-asian="12pt" style:font-size-complex="12pt"/>
    </style:style>
    <style:style style:name="P3" style:family="paragraph" style:parent-style-name="Standard">
      <style:text-properties style:font-name="Liberation Serif" fo:font-size="12pt" officeooo:rsid="00097017" officeooo:paragraph-rsid="00110097" style:font-name-asian="Liberation Serif" style:font-size-asian="12pt" style:font-size-complex="12pt"/>
    </style:style>
    <style:style style:name="P4" style:family="paragraph" style:parent-style-name="Standard">
      <style:text-properties style:font-name="Liberation Serif" fo:font-size="12pt" officeooo:paragraph-rsid="000ac180" style:font-name-asian="Liberation Serif" style:font-size-asian="12pt" style:font-size-complex="12pt"/>
    </style:style>
    <style:style style:name="P5" style:family="paragraph" style:parent-style-name="Standard">
      <style:text-properties style:font-name="Liberation Serif" fo:font-size="12pt" officeooo:rsid="000d9aad" officeooo:paragraph-rsid="000d9aad" style:font-name-asian="Liberation Serif" style:font-size-asian="12pt" style:font-size-complex="12pt"/>
    </style:style>
    <style:style style:name="P6" style:family="paragraph" style:parent-style-name="Standard">
      <style:paragraph-properties fo:line-height="115%"/>
      <style:text-properties style:font-name="Liberation Serif" fo:font-size="12pt" officeooo:rsid="00110097" officeooo:paragraph-rsid="00110097" style:font-name-asian="Liberation Serif" style:font-size-asian="12pt" style:font-size-complex="12pt"/>
    </style:style>
    <style:style style:name="P7" style:family="paragraph" style:parent-style-name="Standard">
      <style:paragraph-properties fo:line-height="115%"/>
      <style:text-properties style:font-name="Liberation Serif" fo:font-size="12pt" officeooo:rsid="00110097" officeooo:paragraph-rsid="001eab69" style:font-name-asian="Liberation Serif" style:font-size-asian="12pt" style:font-size-complex="12pt"/>
    </style:style>
    <style:style style:name="P8" style:family="paragraph" style:parent-style-name="Standard">
      <style:text-properties style:font-name="Liberation Serif" fo:font-size="12pt" officeooo:rsid="001959b9" officeooo:paragraph-rsid="001959b9" style:font-name-asian="Liberation Serif" style:font-size-asian="12pt" style:font-size-complex="12pt"/>
    </style:style>
    <style:style style:name="P9" style:family="paragraph" style:parent-style-name="Standard">
      <style:paragraph-properties fo:line-height="115%"/>
      <style:text-properties style:font-name="Liberation Serif" fo:font-size="12pt" officeooo:rsid="0019f49b" officeooo:paragraph-rsid="000b7d40" style:font-name-asian="Liberation Serif" style:font-size-asian="12pt" style:font-size-complex="12pt"/>
    </style:style>
    <style:style style:name="P10" style:family="paragraph" style:parent-style-name="Standard">
      <style:paragraph-properties fo:line-height="115%"/>
      <style:text-properties style:font-name="Liberation Serif" fo:font-size="12pt" officeooo:rsid="0019f49b" officeooo:paragraph-rsid="0019f49b" style:font-name-asian="Liberation Serif" style:font-size-asian="12pt" style:font-size-complex="12pt"/>
    </style:style>
    <style:style style:name="P11" style:family="paragraph" style:parent-style-name="Standard">
      <style:paragraph-properties fo:line-height="115%"/>
      <style:text-properties style:font-name="Liberation Serif" fo:font-size="12pt" officeooo:rsid="0019f49b" officeooo:paragraph-rsid="001eab69" style:font-name-asian="Liberation Serif" style:font-size-asian="12pt" style:font-size-complex="12pt"/>
    </style:style>
    <style:style style:name="P12" style:family="paragraph" style:parent-style-name="Standard">
      <style:paragraph-properties fo:line-height="115%"/>
      <style:text-properties style:font-name="Liberation Serif" fo:font-size="12pt" officeooo:rsid="001eab69" officeooo:paragraph-rsid="001eab69" style:font-name-asian="Liberation Serif" style:font-size-asian="12pt" style:font-size-complex="12pt"/>
    </style:style>
    <style:style style:name="P13" style:family="paragraph" style:parent-style-name="Standard">
      <style:text-properties style:font-name="Liberation Serif" fo:font-size="12pt" officeooo:paragraph-rsid="000b7d40" style:font-size-asian="12pt" style:font-size-complex="12pt"/>
    </style:style>
    <style:style style:name="P14" style:family="paragraph" style:parent-style-name="Standard">
      <style:paragraph-properties fo:line-height="115%"/>
      <style:text-properties style:font-name="Liberation Serif" fo:font-size="12pt" officeooo:rsid="00110097" officeooo:paragraph-rsid="001eab69" style:font-size-asian="12pt" style:font-size-complex="12pt"/>
    </style:style>
    <style:style style:name="P15" style:family="paragraph" style:parent-style-name="Standard">
      <style:paragraph-properties fo:line-height="115%"/>
      <style:text-properties style:font-name="Liberation Serif" fo:font-size="12pt" fo:font-weight="bold" officeooo:rsid="00110097" officeooo:paragraph-rsid="001eab69" style:font-name-asian="Liberation Serif" style:font-size-asian="12pt" style:font-weight-asian="bold" style:font-size-complex="12pt" style:font-weight-complex="bold"/>
    </style:style>
    <style:style style:name="P16" style:family="paragraph" style:parent-style-name="Standard">
      <style:paragraph-properties fo:line-height="115%"/>
      <style:text-properties style:font-name="Liberation Serif" fo:font-size="12pt" fo:font-weight="bold" officeooo:rsid="001959b9" officeooo:paragraph-rsid="001eab69" style:font-name-asian="Liberation Serif" style:font-size-asian="12pt" style:font-weight-asian="bold" style:font-size-complex="12pt" style:font-weight-complex="bold"/>
    </style:style>
    <style:style style:name="P17" style:family="paragraph" style:parent-style-name="Standard">
      <style:paragraph-properties fo:line-height="115%"/>
      <style:text-properties style:font-name="Liberation Serif" fo:font-size="12pt" fo:font-weight="bold" officeooo:rsid="001eab69" officeooo:paragraph-rsid="0019f49b" style:font-name-asian="Liberation Serif" style:font-size-asian="12pt" style:font-weight-asian="bold" style:font-size-complex="12pt" style:font-weight-complex="bold"/>
    </style:style>
    <style:style style:name="P18" style:family="paragraph" style:parent-style-name="Standard">
      <style:paragraph-properties fo:line-height="115%"/>
      <style:text-properties style:font-name="Liberation Serif" fo:font-size="12pt" fo:font-weight="bold" officeooo:rsid="0019f49b" officeooo:paragraph-rsid="001eab69" style:font-name-asian="Liberation Serif" style:font-size-asian="12pt" style:font-weight-asian="bold" style:font-size-complex="12pt" style:font-weight-complex="bold"/>
    </style:style>
    <style:style style:name="P19" style:family="paragraph" style:parent-style-name="Standard">
      <style:paragraph-properties fo:line-height="115%"/>
      <style:text-properties officeooo:paragraph-rsid="001eab69"/>
    </style:style>
    <style:style style:name="P20" style:family="paragraph" style:parent-style-name="Standard">
      <style:paragraph-properties fo:margin-top="0.0398in" fo:margin-bottom="0.0398in" loext:contextual-spacing="false" fo:line-height="115%"/>
      <style:text-properties style:font-name="Liberation Serif" fo:font-size="12pt" officeooo:rsid="0019f49b" officeooo:paragraph-rsid="0019f49b" style:font-name-asian="Liberation Serif" style:font-size-asian="12pt" style:font-size-complex="12pt"/>
    </style:style>
    <style:style style:name="P21" style:family="paragraph" style:parent-style-name="Text_20_body">
      <style:paragraph-properties fo:line-height="115%"/>
      <style:text-properties style:font-name="Liberation Serif" fo:font-size="12pt" officeooo:rsid="001eab69" officeooo:paragraph-rsid="001eab69" style:font-name-asian="Liberation Serif" style:font-size-asian="12pt" style:font-size-complex="12pt"/>
    </style:style>
    <style:style style:name="P22" style:family="paragraph" style:parent-style-name="Standard">
      <style:text-properties style:font-name="Liberation Serif" fo:font-size="12pt" officeooo:rsid="00097017" officeooo:paragraph-rsid="00097017" style:font-name-asian="Liberation Serif" style:font-size-asian="12pt" style:font-size-complex="12pt"/>
    </style:style>
    <style:style style:name="T1" style:family="text">
      <style:text-properties officeooo:rsid="000a442a"/>
    </style:style>
    <style:style style:name="T2" style:family="text">
      <style:text-properties officeooo:rsid="000ac180"/>
    </style:style>
    <style:style style:name="T3" style:family="text">
      <style:text-properties officeooo:rsid="000b7d40"/>
    </style:style>
    <style:style style:name="T4" style:family="text">
      <style:text-properties style:font-name="Liberation Serif" fo:font-size="12pt" officeooo:rsid="0019f49b" style:font-name-asian="Liberation Serif" style:font-size-asian="12pt" style:font-size-complex="12pt"/>
    </style:style>
    <style:style style:name="T5" style:family="text">
      <style:text-properties style:font-name="Liberation Serif" fo:font-size="12pt" officeooo:rsid="001cebd2" style:font-name-asian="Liberation Serif" style:font-size-asian="12pt" style:font-size-complex="12pt"/>
    </style:style>
    <style:style style:name="T6" style:family="text">
      <style:text-properties style:font-name="Liberation Serif" fo:font-size="12pt" officeooo:rsid="001eab69" style:font-name-asian="Liberation Serif" style:font-size-asian="12pt" style:font-size-complex="12pt"/>
    </style:style>
    <style:style style:name="T7" style:family="text">
      <style:text-properties style:font-name="Liberation Serif" fo:font-size="12pt" fo:font-weight="bold" officeooo:rsid="0019f49b" style:font-name-asian="Liberation Serif" style:font-size-asian="12pt" style:font-weight-asian="bold" style:font-size-complex="12pt" style:font-weight-complex="bold"/>
    </style:style>
    <style:style style:name="T8" style:family="text">
      <style:text-properties style:font-name-asian="Liberation Serif"/>
    </style:style>
    <style:style style:name="T9" style:family="text">
      <style:text-properties officeooo:rsid="00097017" style:font-name-asian="Liberation Serif"/>
    </style:style>
    <style:style style:name="T10" style:family="text">
      <style:text-properties officeooo:rsid="000cc71c" style:font-name-asian="Liberation Serif"/>
    </style:style>
    <style:style style:name="T11" style:family="text">
      <style:text-properties officeooo:rsid="00154848" style:font-name-asian="Liberation Serif"/>
    </style:style>
    <style:style style:name="T12" style:family="text">
      <style:text-properties officeooo:rsid="001cebd2" style:font-name-asian="Liberation Serif"/>
    </style:style>
    <style:style style:name="T13" style:family="text">
      <style:text-properties officeooo:rsid="001affc2"/>
    </style:style>
    <style:style style:name="T14" style:family="text">
      <style:text-properties officeooo:rsid="001cebd2"/>
    </style:style>
    <style:style style:name="T15" style:family="text">
      <style:text-properties officeooo:rsid="002263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근거 찾기. 왜 adj와 v가 중요한 단서인가?</text:p>
      <text:p text:style-name="P1"/>
      <text:p text:style-name="P4"><text:span text:style-name="T2">A.K.Jain &amp; Y.Pandey (2013) “</text:span>The use of part of speech tagger to tag words and search only those words with polarity (adjectives and adverbs) has increased the performance and we don’t need to remove stop words</text:p>
      <text:p text:style-name="P1"/>
      <text:p text:style-name="P1">Kai Shuang et al (2020<text:span text:style-name="T3">) </text:span>“Considering the single POS category, adjectives, adverbs, and verbsmost significantly indicate sentiment polarity” </text:p>
      <text:p text:style-name="P1"/>
      <text:p text:style-name="P1">Interactive POS-aware network for aspect-level sentiment classification<text:span text:style-name="T15">(2021)</text:span></text:p>
      <text:p text:style-name="P1"/>
      <text:p text:style-name="P2">감성분류 시 <text:span text:style-name="T1">POS에 따른 attention highlight기법을 사용하였다. 사용한 POS 종류의 수를 다르게 하면서 실험한 결과, 대부분 adj가 속한 결과가 높은 성능을 보였고, 최종적으로 4개의 POS 분류 (adj, adv, v, others)로 나눈 것이 가장 높은 성능을 내었다.</text:span></text:p>
      <text:p text:style-name="P2"/>
      <text:p text:style-name="P5">K.Cheng et al (2020)</text:p>
      <text:p text:style-name="P13"><text:span text:style-name="T9">We can see that adjectives such as </text:span><text:span text:style-name="T10">~</text:span><text:span text:style-name="T9">, have the highest weights. The weights of the adverbs such as </text:span><text:span text:style-name="T10">~ </text:span><text:span text:style-name="T9">the verbs such as </text:span><text:span text:style-name="T10">~ </text:span><text:span text:style-name="T9">are ranked second. And the nouns such as </text:span><text:span text:style-name="T10">~ </text:span><text:span text:style-name="T9">have the lowest weight. In linguistics, Adjectives are usually used to indicate the nature, state, and characteristics of people or things, while adverbs are used to modify adjectives, to indicate degree, range, etc</text:span></text:p>
      <text:p text:style-name="P8"/>
      <text:p text:style-name="P2">…</text:p>
      <text:p text:style-name="P2"/>
      <text:p text:style-name="P2"/>
      <text:p text:style-name="P2"/>
      <text:p text:style-name="P3">2. 연구 설계</text:p>
      <text:p text:style-name="P3"/>
      <text:p text:style-name="P15">Topic</text:p>
      <text:p text:style-name="P14"><text:span text:style-name="T8">POS-aware code switching</text:span><text:span text:style-name="T12">data augmentation</text:span><text:span text:style-name="T8">을 통한 CoSDA-ml의 감성분류 </text:span><text:span text:style-name="T11">zeroshot</text:span><text:span text:style-name="T8"> 성능 향상</text:span></text:p>
      <text:p text:style-name="P6"/>
      <text:p text:style-name="P16">Problem Definition</text:p>
      <text:p text:style-name="P7">CoSDA-ml은 코드스위칭 시, source 언어를 임의로 여러 target 언어들로 교체하는 방식으로 Data augmentation을 진행하였고, 좋은 결과를 내었다. 그러나 Sentiment Analysis의 경우 Adj, Adv, V가 다른 POS에 비해 큰 weight을 갖는다는것이 이미 밝혀진 바 있다. 그렇기에 교체할 단어를 POS에 따라 정하는 방식으로 data augmentation을 진행한다면, SA의 성능을 제고할 수 있을 것으로 생각된다.</text:p>
      <text:p text:style-name="P9"/>
      <text:p text:style-name="P17">Algorithm</text:p>
      <text:p text:style-name="P10">CAND = {adj, adv, v}</text:p>
      <text:p text:style-name="P20">for TOKEN in src_sentence:</text:p>
      <text:p text:style-name="P20"><text:tab/>if TOKEN is in CAND:</text:p>
      <text:p text:style-name="P20"><text:tab/><text:tab/>ReplaceToken()</text:p>
      <text:p text:style-name="P20"><text:tab/>if TOKEN is not in CAND:</text:p>
      <text:p text:style-name="P20"><text:tab/><text:tab/>Do as CoSDA-ML</text:p>
      <text:p text:style-name="P10"><text:soft-page-break/><text:tab/><text:tab/></text:p>
      <text:p text:style-name="P10"/>
      <text:p text:style-name="P18">실험</text:p>
      <text:p text:style-name="P11">기존 실험 결과 (es, eu, ca, <text:span text:style-name="T13">ko 등</text:span>) <text:span text:style-name="T14">vs </text:span><text:span text:style-name="T13">POS-aware 방식과의 비교</text:span></text:p>
      <text:p text:style-name="P10"/>
      <text:p text:style-name="P19"><text:span text:style-name="T7">의의</text:span><text:span text:style-name="T4"> </text:span></text:p>
      <text:p text:style-name="P19"><text:span text:style-name="T4">아직 </text:span><text:span text:style-name="T5">CodeSwitching Data Augmentation에서 POS를 고려한 감성분류는 진행된 바 없다. 감성분류 </text:span><text:span text:style-name="T6">Data Augmentation 방법론에 기여할 수 있다.</text:span></text:p>
      <text:p text:style-name="P12"/>
      <text:p text:style-name="P21"/>
      <text:p text:style-name="Text_20_body">이제 본격적으로 POS tagger를 활용해 실험을 진행해보려고 합니다.</text:p>
      <text:p text:style-name="Text_20_body">우선 토큰별로 POS 정보를 태그한 뒤 하나의 큰 Dictionary를 만들 계획입니다. { (영단어1: POS), (영단어2: POS), ... }</text:p>
      <text:p text:style-name="Text_20_body">이후 계획서에 쓴 것처럼 해당 Token의 POS가 {ADJ, ADV, V}에 속하는지 확인한 후 교체를 진행할 예정입니다.</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3T16:38:53.069351966</meta:creation-date>
    <dc:date>2022-01-13T23:41:46.216176506</dc:date>
    <meta:editing-duration>PT40M39S</meta:editing-duration>
    <meta:editing-cycles>21</meta:editing-cycles>
    <meta:generator>LibreOffice/6.4.7.2$Linux_X86_64 LibreOffice_project/40$Build-2</meta:generator>
    <meta:document-statistic meta:table-count="0" meta:image-count="0" meta:object-count="0" meta:page-count="2" meta:paragraph-count="28" meta:word-count="602" meta:character-count="1864" meta:non-whitespace-character-count="1539"/>
  </office:meta>
</office:document-meta>
</file>